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2"/>
    <style:style style:name="ce3" style:family="table-cell" style:parent-style-name="Default" style:data-style-name="N108"/>
    <style:style style:name="ce7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column table:style-name="co1" table:number-columns-repeated="3" table:default-cell-style-name="ce1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Effizienz 1</text:p>
          </table:table-cell>
          <table:table-cell office:value-type="string" calcext:value-type="string">
            <text:p>Effizienz 2</text:p>
          </table:table-cell>
          <table:table-cell office:value-type="string" calcext:value-type="string">
            <text:p>Effizienz 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AW</text:p>
          </table:table-cell>
          <table:table-cell office:value-type="string" calcext:value-type="string">
            <text:p>INEFF</text:p>
          </table:table-cell>
          <table:table-cell office:value-type="string" calcext:value-type="string">
            <text:p>INEFF_F</text:p>
          </table:table-cell>
          <table:table-cell office:value-type="string" calcext:value-type="string">
            <text:p>N_Stop</text:p>
          </table:table-cell>
          <table:table-cell office:value-type="string" calcext:value-type="string">
            <text:p>N_NPStart</text:p>
          </table:table-cell>
          <table:table-cell/>
          <table:table-cell table:style-name="Default" office:value-type="string" calcext:value-type="string">
            <text:p>Scaling</text:p>
          </table:table-cell>
          <table:table-cell table:style-name="Default" office:value-type="string" calcext:value-type="string">
            <text:p>Scaling_F</text:p>
          </table:table-cell>
          <table:table-cell table:style-name="Default" office:value-type="string" calcext:value-type="string">
            <text:p>Sum</text:p>
          </table:table-cell>
          <table:table-cell table:style-name="Default"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4" calcext:value-type="float">
            <text:p>0,944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 table:formula="of:=AVERAGE([.B2:.D2])" office:value-type="float" office:value="0.953666666666667" calcext:value-type="float">
            <text:p>0,953666666666667</text:p>
          </table:table-cell>
          <table:table-cell table:formula="of:=STDEV([.B2:.D2])" office:value-type="float" office:value="0.0150443787951956" calcext:value-type="float">
            <text:p>0,015044378795196</text:p>
          </table:table-cell>
          <table:table-cell table:formula="of:=1/([.E2]/(1-[.E2]))" office:value-type="float" office:value="0.048584411045089" calcext:value-type="float">
            <text:p>0,048584411045089</text:p>
          </table:table-cell>
          <table:table-cell table:formula="of:=[.F2]/([.E2]*[.E2])" office:value-type="float" office:value="0.0165417347904573" calcext:value-type="float">
            <text:p>0,016541734790457</text:p>
          </table:table-cell>
          <table:table-cell office:value-type="float" office:value="636389" calcext:value-type="float">
            <text:p>636389</text:p>
          </table:table-cell>
          <table:table-cell table:formula="of:=[.I3]+[.I4]+[.I5]+[.I6]" office:value-type="float" office:value="1871429" calcext:value-type="float">
            <text:p>1871429</text:p>
          </table:table-cell>
          <table:table-cell office:value-type="string" calcext:value-type="string">
            <text:p>su1</text:p>
          </table:table-cell>
          <table:table-cell table:formula="of:=[.G2]*[.I2]/[.J2]" office:value-type="float" office:value="0.0165213773862504" calcext:value-type="float">
            <text:p>0,0165</text:p>
          </table:table-cell>
          <table:table-cell table:formula="of:=SQRT(SUMSQ(SQRT([.J2])*[.I2]*[.G2]/([.J2]*[.J2]);SQRT([.I2])*[.G2]/([.J2]);[.H2]*[.I2]/[.J2]))" office:value-type="float" office:value="0.00562515258212282" calcext:value-type="float">
            <text:p>0,0056</text:p>
          </table:table-cell>
          <table:table-cell table:style-name="ce3" table:formula="of:=[.L2]+[.M2]" office:value-type="float" office:value="0.0221465299683732" calcext:value-type="float">
            <text:p>0,022</text:p>
          </table:table-cell>
          <table:table-cell table:style-name="ce3" table:formula="of:=[.L2]-[.M2]" office:value-type="float" office:value="0.0108962248041276" calcext:value-type="float">
            <text:p>0,0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62" calcext:value-type="float">
            <text:p>0,962</text:p>
          </table:table-cell>
          <table:table-cell office:value-type="float" office:value="0.96" calcext:value-type="float">
            <text:p>0,96</text:p>
          </table:table-cell>
          <table:table-cell table:formula="of:=AVERAGE([.B3:.D3])" office:value-type="float" office:value="0.963" calcext:value-type="float">
            <text:p>0,963</text:p>
          </table:table-cell>
          <table:table-cell table:formula="of:=STDEV([.B3:.D3])" office:value-type="float" office:value="0.00360555127546399" calcext:value-type="float">
            <text:p>0,003605551275464</text:p>
          </table:table-cell>
          <table:table-cell table:formula="of:=1/([.E3]/(1-[.E3]))" office:value-type="float" office:value="0.0384215991692628" calcext:value-type="float">
            <text:p>0,038421599169263</text:p>
          </table:table-cell>
          <table:table-cell table:formula="of:=[.F3]/([.E3]*[.E3])" office:value-type="float" office:value="0.00388793595156188" calcext:value-type="float">
            <text:p>0,003887935951562</text:p>
          </table:table-cell>
          <table:table-cell office:value-type="float" office:value="445302" calcext:value-type="float">
            <text:p>445302</text:p>
          </table:table-cell>
          <table:table-cell table:formula="of:=[.I5]+[.I6]+[.I4]" office:value-type="float" office:value="1426127" calcext:value-type="float">
            <text:p>1426127</text:p>
          </table:table-cell>
          <table:table-cell office:value-type="string" calcext:value-type="string">
            <text:p>su2</text:p>
          </table:table-cell>
          <table:table-cell table:formula="of:=[.G3]*[.I3]/[.J3]" office:value-type="float" office:value="0.0119969784971963" calcext:value-type="float">
            <text:p>0,0120</text:p>
          </table:table-cell>
          <table:table-cell table:formula="of:=SQRT(SUMSQ(SQRT([.J3])*[.I3]*[.G3]/([.J3]*[.J3]);SQRT([.I3])*[.G3]/([.J3]);[.H3]*[.I3]/[.J3]))" office:value-type="float" office:value="0.00121416589263213" calcext:value-type="float">
            <text:p>0,0012</text:p>
          </table:table-cell>
          <table:table-cell table:style-name="ce3" table:formula="of:=[.L3]+[.M3]" office:value-type="float" office:value="0.0132111443898284" calcext:value-type="float">
            <text:p>0,013</text:p>
          </table:table-cell>
          <table:table-cell table:style-name="ce3" table:formula="of:=[.L3]-[.M3]" office:value-type="float" office:value="0.0107828126045642" calcext:value-type="float">
            <text:p>0,0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4" calcext:value-type="float">
            <text:p>0,974</text:p>
          </table:table-cell>
          <table:table-cell office:value-type="float" office:value="0.944" calcext:value-type="float">
            <text:p>0,944</text:p>
          </table:table-cell>
          <table:table-cell office:value-type="float" office:value="0.938" calcext:value-type="float">
            <text:p>0,938</text:p>
          </table:table-cell>
          <table:table-cell table:formula="of:=AVERAGE([.B4:.D4])" office:value-type="float" office:value="0.952" calcext:value-type="float">
            <text:p>0,952</text:p>
          </table:table-cell>
          <table:table-cell table:formula="of:=STDEV([.B4:.D4])" office:value-type="float" office:value="0.0192873015219859" calcext:value-type="float">
            <text:p>0,019287301521986</text:p>
          </table:table-cell>
          <table:table-cell table:formula="of:=1/([.E4]/(1-[.E4]))" office:value-type="float" office:value="0.0504201680672269" calcext:value-type="float">
            <text:p>0,050420168067227</text:p>
          </table:table-cell>
          <table:table-cell table:formula="of:=[.F4]/([.E4]*[.E4])" office:value-type="float" office:value="0.0212812715402181" calcext:value-type="float">
            <text:p>0,021281271540218</text:p>
          </table:table-cell>
          <table:table-cell office:value-type="float" office:value="344985" calcext:value-type="float">
            <text:p>344985</text:p>
          </table:table-cell>
          <table:table-cell table:formula="of:=[.I6]+[.I5]" office:value-type="float" office:value="1081142" calcext:value-type="float">
            <text:p>1081142</text:p>
          </table:table-cell>
          <table:table-cell office:value-type="string" calcext:value-type="string">
            <text:p>su3</text:p>
          </table:table-cell>
          <table:table-cell table:formula="of:=[.G4]*[.I4]/[.J4]" office:value-type="float" office:value="0.0160887299546889" calcext:value-type="float">
            <text:p>0,0161</text:p>
          </table:table-cell>
          <table:table-cell table:formula="of:=SQRT(SUMSQ(SQRT([.J4])*[.I4]*[.G4]/([.J4]*[.J4]);SQRT([.I4])*[.G4]/([.J4]);[.H4]*[.I4]/[.J4]))" office:value-type="float" office:value="0.0067907807200401" calcext:value-type="float">
            <text:p>0,0068</text:p>
          </table:table-cell>
          <table:table-cell table:style-name="ce3" table:formula="of:=[.L4]+[.M4]" office:value-type="float" office:value="0.022879510674729" calcext:value-type="float">
            <text:p>0,023</text:p>
          </table:table-cell>
          <table:table-cell table:style-name="ce3" table:formula="of:=[.L4]-[.M4]" office:value-type="float" office:value="0.00929794923464882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8" calcext:value-type="float">
            <text:p>0,968</text:p>
          </table:table-cell>
          <table:table-cell office:value-type="float" office:value="0.931" calcext:value-type="float">
            <text:p>0,931</text:p>
          </table:table-cell>
          <table:table-cell office:value-type="float" office:value="0.918" calcext:value-type="float">
            <text:p>0,918</text:p>
          </table:table-cell>
          <table:table-cell table:formula="of:=AVERAGE([.B5:.D5])" office:value-type="float" office:value="0.939" calcext:value-type="float">
            <text:p>0,939</text:p>
          </table:table-cell>
          <table:table-cell table:formula="of:=STDEV([.B5:.D5])" office:value-type="float" office:value="0.0259422435421457" calcext:value-type="float">
            <text:p>0,025942243542146</text:p>
          </table:table-cell>
          <table:table-cell table:formula="of:=1/([.E5]/(1-[.E5]))" office:value-type="float" office:value="0.0649627263045793" calcext:value-type="float">
            <text:p>0,064962726304579</text:p>
          </table:table-cell>
          <table:table-cell table:formula="of:=[.F5]/([.E5]*[.E5])" office:value-type="float" office:value="0.0294222815858369" calcext:value-type="float">
            <text:p>0,029422281585837</text:p>
          </table:table-cell>
          <table:table-cell office:value-type="float" office:value="237952" calcext:value-type="float">
            <text:p>237952</text:p>
          </table:table-cell>
          <table:table-cell table:formula="of:=[.I6]" office:value-type="float" office:value="843190" calcext:value-type="float">
            <text:p>843190</text:p>
          </table:table-cell>
          <table:table-cell office:value-type="string" calcext:value-type="string">
            <text:p>su4</text:p>
          </table:table-cell>
          <table:table-cell table:formula="of:=[.G5]*[.I5]/[.J5]" office:value-type="float" office:value="0.0183327727435421" calcext:value-type="float">
            <text:p>0,0183</text:p>
          </table:table-cell>
          <table:table-cell table:formula="of:=SQRT(SUMSQ(SQRT([.J5])*[.I5]*[.G5]/([.J5]*[.J5]);SQRT([.I5])*[.G5]/([.J5]);[.H5]*[.I5]/[.J5]))" office:value-type="float" office:value="0.00830320888906909" calcext:value-type="float">
            <text:p>0,0083</text:p>
          </table:table-cell>
          <table:table-cell table:style-name="ce3" table:formula="of:=[.L5]+[.M5]" office:value-type="float" office:value="0.0266359816326112" calcext:value-type="float">
            <text:p>0,027</text:p>
          </table:table-cell>
          <table:table-cell table:style-name="ce3" table:formula="of:=[.L5]-[.M5]" office:value-type="float" office:value="0.010029563854473" calcext:value-type="float">
            <text:p>0,01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43190" calcext:value-type="float">
            <text:p>843190</text:p>
          </table:table-cell>
          <table:table-cell/>
          <table:table-cell office:value-type="string" calcext:value-type="string">
            <text:p>so1</text:p>
          </table:table-cell>
          <table:table-cell table:style-name="ce2" table:formula="of:=[.I2]/[.J2]" office:value-type="float" office:value="0.340055112964478" calcext:value-type="float">
            <text:p>0,34</text:p>
          </table:table-cell>
          <table:table-cell table:formula="of:=SQRT(SUMSQ(SQRT([.J2])*[.I2]/([.J2]*[.J2]);SQRT([.I2])/[.J2]))" office:value-type="float" office:value="0.000493456992041119" calcext:value-type="float">
            <text:p>0,000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o2</text:p>
          </table:table-cell>
          <table:table-cell table:style-name="ce2" table:formula="of:=[.I3]/[.J3]" office:value-type="float" office:value="0.312245683589189" calcext:value-type="float">
            <text:p>0,31</text:p>
          </table:table-cell>
          <table:table-cell table:formula="of:=SQRT(SUMSQ(SQRT([.J3])*[.I3]/([.J3]*[.J3]);SQRT([.I3])/[.J3]))" office:value-type="float" office:value="0.000536014696160108" calcext:value-type="float">
            <text:p>0,000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o3</text:p>
          </table:table-cell>
          <table:table-cell table:style-name="ce2" table:formula="of:=[.I4]/[.J4]" office:value-type="float" office:value="0.31909314410133" calcext:value-type="float">
            <text:p>0,32</text:p>
          </table:table-cell>
          <table:table-cell table:formula="of:=SQRT(SUMSQ(SQRT([.J4])*[.I4]/([.J4]*[.J4]);SQRT([.I4])/[.J4]))" office:value-type="float" office:value="0.000623957628330919" calcext:value-type="float">
            <text:p>0,000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o4</text:p>
          </table:table-cell>
          <table:table-cell table:style-name="ce2" table:formula="of:=[.I5]/[.J5]" office:value-type="float" office:value="0.282204485347312" calcext:value-type="float">
            <text:p>0,28</text:p>
          </table:table-cell>
          <table:table-cell table:formula="of:=SQRT(SUMSQ(SQRT([.J5])*[.I5]/([.J5]*[.J5]);SQRT([.I5])/[.J5]))" office:value-type="float" office:value="0.000655085336599369" calcext:value-type="float">
            <text:p>0,000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_Stop</text:p>
          </table:table-cell>
          <table:table-cell office:value-type="string" calcext:value-type="string">
            <text:p>N_NPStart</text:p>
          </table:table-cell>
          <table:table-cell/>
          <table:table-cell table:style-name="Default" office:value-type="string" calcext:value-type="string">
            <text:p>Scaling_B</text:p>
          </table:table-cell>
          <table:table-cell table:style-name="Default" office:value-type="string" calcext:value-type="string">
            <text:p>Scaling_B_F</text:p>
          </table:table-cell>
          <table:table-cell table:style-name="Default" office:value-type="string" calcext:value-type="string">
            <text:p>Scaling_Diff</text:p>
          </table:table-cell>
          <table:table-cell table:style-name="Default" office:value-type="string" calcext:value-type="string">
            <text:p>%_Diff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/>
          <table:table-cell office:value-type="float" office:value="0.944" calcext:value-type="float">
            <text:p>0,944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 table:formula="of:=AVERAGE([.B11:.D11])" office:value-type="float" office:value="0.953666666666667" calcext:value-type="float">
            <text:p>0,953666666666667</text:p>
          </table:table-cell>
          <table:table-cell table:formula="of:=STDEV([.B11:.D11])" office:value-type="float" office:value="0.0150443787951956" calcext:value-type="float">
            <text:p>0,015044378795196</text:p>
          </table:table-cell>
          <table:table-cell table:formula="of:=1/([.E11]/(1-[.E11]))" office:value-type="float" office:value="0.048584411045089" calcext:value-type="float">
            <text:p>0,048584411045089</text:p>
          </table:table-cell>
          <table:table-cell table:formula="of:=[.F11]/([.E11]*[.E11])" office:value-type="float" office:value="0.0165417347904573" calcext:value-type="float">
            <text:p>0,016541734790457</text:p>
          </table:table-cell>
          <table:table-cell office:value-type="float" office:value="1252950" calcext:value-type="float">
            <text:p>1252950</text:p>
          </table:table-cell>
          <table:table-cell table:formula="of:=[.I12]+[.I13]+[.I14]+[.I15]" office:value-type="float" office:value="3890975" calcext:value-type="float">
            <text:p>3890975</text:p>
          </table:table-cell>
          <table:table-cell office:value-type="string" calcext:value-type="string">
            <text:p>su1</text:p>
          </table:table-cell>
          <table:table-cell table:formula="of:=[.G11]*[.I11]/[.J11]" office:value-type="float" office:value="0.015644880221267" calcext:value-type="float">
            <text:p>0,0156</text:p>
          </table:table-cell>
          <table:table-cell table:formula="of:=SQRT(SUMSQ(SQRT([.J11])*[.I11]*[.G11]/([.J11]*[.J11]);SQRT([.I11])*[.G11]/([.J11]);[.H11]*[.I11]/[.J11]))" office:value-type="float" office:value="0.00532670112987021" calcext:value-type="float">
            <text:p>0,0053</text:p>
          </table:table-cell>
          <table:table-cell table:formula="of:=[.L2]-[.L11]" office:value-type="float" office:value="0.000876497164983423" calcext:value-type="float">
            <text:p>0,0009</text:p>
          </table:table-cell>
          <table:table-cell table:formula="of:=[.N11]/[.L11]*100" office:value-type="float" office:value="5.60245366271293" calcext:value-type="float">
            <text:p>5,6</text:p>
          </table:table-cell>
          <table:table-cell table:style-name="ce3" table:formula="of:=[.L11]+[.M11]" office:value-type="float" office:value="0.0209715813511372" calcext:value-type="float">
            <text:p>0,021</text:p>
          </table:table-cell>
          <table:table-cell table:style-name="ce3" table:formula="of:=[.L11]-[.M11]" office:value-type="float" office:value="0.0103181790913968" calcext:value-type="float">
            <text:p>0,010</text:p>
          </table:table-cell>
        </table:table-row>
        <table:table-row table:style-name="ro1">
          <table:table-cell/>
          <table:table-cell office:value-type="float" office:value="0.967" calcext:value-type="float">
            <text:p>0,967</text:p>
          </table:table-cell>
          <table:table-cell office:value-type="float" office:value="0.962" calcext:value-type="float">
            <text:p>0,962</text:p>
          </table:table-cell>
          <table:table-cell office:value-type="float" office:value="0.96" calcext:value-type="float">
            <text:p>0,96</text:p>
          </table:table-cell>
          <table:table-cell table:formula="of:=AVERAGE([.B12:.D12])" office:value-type="float" office:value="0.963" calcext:value-type="float">
            <text:p>0,963</text:p>
          </table:table-cell>
          <table:table-cell table:formula="of:=STDEV([.B12:.D12])" office:value-type="float" office:value="0.00360555127546399" calcext:value-type="float">
            <text:p>0,003605551275464</text:p>
          </table:table-cell>
          <table:table-cell table:formula="of:=1/([.E12]/(1-[.E12]))" office:value-type="float" office:value="0.0384215991692628" calcext:value-type="float">
            <text:p>0,038421599169263</text:p>
          </table:table-cell>
          <table:table-cell table:formula="of:=[.F12]/([.E12]*[.E12])" office:value-type="float" office:value="0.00388793595156188" calcext:value-type="float">
            <text:p>0,003887935951562</text:p>
          </table:table-cell>
          <table:table-cell office:value-type="float" office:value="889853" calcext:value-type="float">
            <text:p>889853</text:p>
          </table:table-cell>
          <table:table-cell table:formula="of:=[.I14]+[.I15]+[.I13]" office:value-type="float" office:value="3001122" calcext:value-type="float">
            <text:p>3001122</text:p>
          </table:table-cell>
          <table:table-cell office:value-type="string" calcext:value-type="string">
            <text:p>su2</text:p>
          </table:table-cell>
          <table:table-cell table:formula="of:=[.G12]*[.I12]/[.J12]" office:value-type="float" office:value="0.0113922643883074" calcext:value-type="float">
            <text:p>0,0114</text:p>
          </table:table-cell>
          <table:table-cell table:formula="of:=SQRT(SUMSQ(SQRT([.J12])*[.I12]*[.G12]/([.J12]*[.J12]);SQRT([.I12])*[.G12]/([.J12]);[.H12]*[.I12]/[.J12]))" office:value-type="float" office:value="0.00115288135515963" calcext:value-type="float">
            <text:p>0,0012</text:p>
          </table:table-cell>
          <table:table-cell table:formula="of:=[.L3]-[.L12]" office:value-type="float" office:value="0.000604714108888869" calcext:value-type="float">
            <text:p>0,0006</text:p>
          </table:table-cell>
          <table:table-cell table:formula="of:=[.N12]/[.L12]*100" office:value-type="float" office:value="5.30811161220524" calcext:value-type="float">
            <text:p>5,3</text:p>
          </table:table-cell>
          <table:table-cell table:style-name="ce3" table:formula="of:=[.L12]+[.M12]" office:value-type="float" office:value="0.0125451457434671" calcext:value-type="float">
            <text:p>0,013</text:p>
          </table:table-cell>
          <table:table-cell table:style-name="ce3" table:formula="of:=[.L12]-[.M12]" office:value-type="float" office:value="0.0102393830331478" calcext:value-type="float">
            <text:p>0,010</text:p>
          </table:table-cell>
        </table:table-row>
        <table:table-row table:style-name="ro1">
          <table:table-cell/>
          <table:table-cell office:value-type="float" office:value="0.974" calcext:value-type="float">
            <text:p>0,974</text:p>
          </table:table-cell>
          <table:table-cell office:value-type="float" office:value="0.944" calcext:value-type="float">
            <text:p>0,944</text:p>
          </table:table-cell>
          <table:table-cell office:value-type="float" office:value="0.938" calcext:value-type="float">
            <text:p>0,938</text:p>
          </table:table-cell>
          <table:table-cell table:formula="of:=AVERAGE([.B13:.D13])" office:value-type="float" office:value="0.952" calcext:value-type="float">
            <text:p>0,952</text:p>
          </table:table-cell>
          <table:table-cell table:formula="of:=STDEV([.B13:.D13])" office:value-type="float" office:value="0.0192873015219859" calcext:value-type="float">
            <text:p>0,019287301521986</text:p>
          </table:table-cell>
          <table:table-cell table:formula="of:=1/([.E13]/(1-[.E13]))" office:value-type="float" office:value="0.0504201680672269" calcext:value-type="float">
            <text:p>0,050420168067227</text:p>
          </table:table-cell>
          <table:table-cell table:formula="of:=[.F13]/([.E13]*[.E13])" office:value-type="float" office:value="0.0212812715402181" calcext:value-type="float">
            <text:p>0,021281271540218</text:p>
          </table:table-cell>
          <table:table-cell office:value-type="float" office:value="700601" calcext:value-type="float">
            <text:p>700601</text:p>
          </table:table-cell>
          <table:table-cell table:formula="of:=[.I15]+[.I14]" office:value-type="float" office:value="2300521" calcext:value-type="float">
            <text:p>2300521</text:p>
          </table:table-cell>
          <table:table-cell office:value-type="string" calcext:value-type="string">
            <text:p>su3</text:p>
          </table:table-cell>
          <table:table-cell table:formula="of:=[.G13]*[.I13]/[.J13]" office:value-type="float" office:value="0.0153549653178855" calcext:value-type="float">
            <text:p>0,0154</text:p>
          </table:table-cell>
          <table:table-cell table:formula="of:=SQRT(SUMSQ(SQRT([.J13])*[.I13]*[.G13]/([.J13]*[.J13]);SQRT([.I13])*[.G13]/([.J13]);[.H13]*[.I13]/[.J13]))" office:value-type="float" office:value="0.00648103540035643" calcext:value-type="float">
            <text:p>0,0065</text:p>
          </table:table-cell>
          <table:table-cell table:formula="of:=[.L4]-[.L13]" office:value-type="float" office:value="0.000733764636803403" calcext:value-type="float">
            <text:p>0,0007</text:p>
          </table:table-cell>
          <table:table-cell table:formula="of:=[.N13]/[.L13]*100" office:value-type="float" office:value="4.77867987073024" calcext:value-type="float">
            <text:p>4,8</text:p>
          </table:table-cell>
          <table:table-cell table:style-name="ce3" table:formula="of:=[.L13]+[.M13]" office:value-type="float" office:value="0.0218360007182419" calcext:value-type="float">
            <text:p>0,022</text:p>
          </table:table-cell>
          <table:table-cell table:style-name="ce3" table:formula="of:=[.L13]-[.M13]" office:value-type="float" office:value="0.00887392991752907" calcext:value-type="float">
            <text:p>0,009</text:p>
          </table:table-cell>
        </table:table-row>
        <table:table-row table:style-name="ro1">
          <table:table-cell/>
          <table:table-cell office:value-type="float" office:value="0.968" calcext:value-type="float">
            <text:p>0,968</text:p>
          </table:table-cell>
          <table:table-cell office:value-type="float" office:value="0.931" calcext:value-type="float">
            <text:p>0,931</text:p>
          </table:table-cell>
          <table:table-cell office:value-type="float" office:value="0.918" calcext:value-type="float">
            <text:p>0,918</text:p>
          </table:table-cell>
          <table:table-cell table:formula="of:=AVERAGE([.B14:.D14])" office:value-type="float" office:value="0.939" calcext:value-type="float">
            <text:p>0,939</text:p>
          </table:table-cell>
          <table:table-cell table:formula="of:=STDEV([.B14:.D14])" office:value-type="float" office:value="0.0259422435421457" calcext:value-type="float">
            <text:p>0,025942243542146</text:p>
          </table:table-cell>
          <table:table-cell table:formula="of:=1/([.E14]/(1-[.E14]))" office:value-type="float" office:value="0.0649627263045793" calcext:value-type="float">
            <text:p>0,064962726304579</text:p>
          </table:table-cell>
          <table:table-cell table:formula="of:=[.F14]/([.E14]*[.E14])" office:value-type="float" office:value="0.0294222815858369" calcext:value-type="float">
            <text:p>0,029422281585837</text:p>
          </table:table-cell>
          <table:table-cell office:value-type="float" office:value="500151" calcext:value-type="float">
            <text:p>500151</text:p>
          </table:table-cell>
          <table:table-cell table:formula="of:=[.I15]" office:value-type="float" office:value="1800370" calcext:value-type="float">
            <text:p>1800370</text:p>
          </table:table-cell>
          <table:table-cell office:value-type="string" calcext:value-type="string">
            <text:p>su4</text:p>
          </table:table-cell>
          <table:table-cell table:formula="of:=[.G14]*[.I14]/[.J14]" office:value-type="float" office:value="0.0180469417530628" calcext:value-type="float">
            <text:p>0,0180</text:p>
          </table:table-cell>
          <table:table-cell table:formula="of:=SQRT(SUMSQ(SQRT([.J14])*[.I14]*[.G14]/([.J14]*[.J14]);SQRT([.I14])*[.G14]/([.J14]);[.H14]*[.I14]/[.J14]))" office:value-type="float" office:value="0.00817369496129587" calcext:value-type="float">
            <text:p>0,0082</text:p>
          </table:table-cell>
          <table:table-cell table:formula="of:=[.L5]-[.L14]" office:value-type="float" office:value="0.000285830990479324" calcext:value-type="float">
            <text:p>0,0003</text:p>
          </table:table-cell>
          <table:table-cell table:formula="of:=[.N14]/[.L14]*100" office:value-type="float" office:value="1.583819543446" calcext:value-type="float">
            <text:p>1,6</text:p>
          </table:table-cell>
          <table:table-cell table:style-name="ce3" table:formula="of:=[.L14]+[.M14]" office:value-type="float" office:value="0.0262206367143586" calcext:value-type="float">
            <text:p>0,026</text:p>
          </table:table-cell>
          <table:table-cell table:style-name="ce3" table:formula="of:=[.L14]-[.M14]" office:value-type="float" office:value="0.0098732467917669" calcext:value-type="float">
            <text:p>0,010</text:p>
          </table:table-cell>
        </table:table-row>
        <table:table-row table:style-name="ro1">
          <table:table-cell table:number-columns-repeated="8"/>
          <table:table-cell office:value-type="float" office:value="1800370" calcext:value-type="float">
            <text:p>1800370</text:p>
          </table:table-cell>
          <table:table-cell/>
          <table:table-cell office:value-type="string" calcext:value-type="string">
            <text:p>so1</text:p>
          </table:table-cell>
          <table:table-cell table:style-name="ce2" table:formula="of:=[.I11]/[.J11]" office:value-type="float" office:value="0.32201440512982" calcext:value-type="float">
            <text:p>0,32</text:p>
          </table:table-cell>
          <table:table-cell table:formula="of:=SQRT(SUMSQ(SQRT([.J11])*[.I11]/([.J11]*[.J11]);SQRT([.I11])/[.J11]))" office:value-type="float" office:value="0.000330770312461286" calcext:value-type="float">
            <text:p>0,0003</text:p>
          </table:table-cell>
          <table:table-cell table:formula="of:=[.L6]-[.L15]" office:value-type="float" office:value="0.0180407078346584" calcext:value-type="float">
            <text:p>0,0180</text:p>
          </table:table-cell>
          <table:table-cell table:formula="of:=[.N15]/[.L15]*100" office:value-type="float" office:value="5.60245366271279" calcext:value-type="float">
            <text:p>5,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o2</text:p>
          </table:table-cell>
          <table:table-cell table:style-name="ce2" table:formula="of:=[.I12]/[.J12]" office:value-type="float" office:value="0.296506773133515" calcext:value-type="float">
            <text:p>0,30</text:p>
          </table:table-cell>
          <table:table-cell table:formula="of:=SQRT(SUMSQ(SQRT([.J12])*[.I12]/([.J12]*[.J12]);SQRT([.I12])/[.J12]))" office:value-type="float" office:value="0.000357900972887841" calcext:value-type="float">
            <text:p>0,0004</text:p>
          </table:table-cell>
          <table:table-cell table:formula="of:=[.L7]-[.L16]" office:value-type="float" office:value="0.0157389104556743" calcext:value-type="float">
            <text:p>0,0157</text:p>
          </table:table-cell>
          <table:table-cell table:formula="of:=[.N16]/[.L16]*100" office:value-type="float" office:value="5.30811161220495" calcext:value-type="float">
            <text:p>5,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o3</text:p>
          </table:table-cell>
          <table:table-cell table:style-name="ce2" table:formula="of:=[.I13]/[.J13]" office:value-type="float" office:value="0.304540145471395" calcext:value-type="float">
            <text:p>0,30</text:p>
          </table:table-cell>
          <table:table-cell table:formula="of:=SQRT(SUMSQ(SQRT([.J13])*[.I13]/([.J13]*[.J13]);SQRT([.I13])/[.J13]))" office:value-type="float" office:value="0.000415563981576146" calcext:value-type="float">
            <text:p>0,0004</text:p>
          </table:table-cell>
          <table:table-cell table:formula="of:=[.L8]-[.L17]" office:value-type="float" office:value="0.0145529986299346" calcext:value-type="float">
            <text:p>0,0146</text:p>
          </table:table-cell>
          <table:table-cell table:formula="of:=[.N17]/[.L17]*100" office:value-type="float" office:value="4.77867987073038" calcext:value-type="float">
            <text:p>4,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o4</text:p>
          </table:table-cell>
          <table:table-cell table:style-name="ce2" table:formula="of:=[.I14]/[.J14]" office:value-type="float" office:value="0.277804562395508" calcext:value-type="float">
            <text:p>0,28</text:p>
          </table:table-cell>
          <table:table-cell table:formula="of:=SQRT(SUMSQ(SQRT([.J14])*[.I14]/([.J14]*[.J14]);SQRT([.I14])/[.J14]))" office:value-type="float" office:value="0.000444038902312851" calcext:value-type="float">
            <text:p>0,0004</text:p>
          </table:table-cell>
          <table:table-cell table:formula="of:=[.L9]-[.L18]" office:value-type="float" office:value="0.00439992295180441" calcext:value-type="float">
            <text:p>0,0044</text:p>
          </table:table-cell>
          <table:table-cell table:formula="of:=[.N18]/[.L18]*100" office:value-type="float" office:value="1.5838195434459" calcext:value-type="float">
            <text:p>1,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.00.0000</text:date>, <text:time style:data-style-name="N2" text:time-value="14:14:42.7883225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35:35.514575845</meta:creation-date>
    <dc:date>2019-03-19T17:08:29.008661424</dc:date>
    <meta:editing-duration>PT4H7M19S</meta:editing-duration>
    <meta:editing-cycles>3</meta:editing-cycles>
    <meta:generator>LibreOffice/6.2.1.2$Linux_X86_64 LibreOffice_project/7bcb35dc3024a62dea0caee87020152d1ee96e71</meta:generator>
    <meta:document-statistic meta:table-count="1" meta:cell-count="179" meta:object-count="0"/>
  </office:meta>
</office:document-meta>
</file>